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5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navajo_nation_2020_deaths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date" office:date-value="2020-01-01" calcext:value-type="date">
            <text:p>01/0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02" calcext:value-type="date">
            <text:p>01/0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03" calcext:value-type="date">
            <text:p>01/0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04" calcext:value-type="date">
            <text:p>01/0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05" calcext:value-type="date">
            <text:p>01/05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06" calcext:value-type="date">
            <text:p>01/06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07" calcext:value-type="date">
            <text:p>01/07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08" calcext:value-type="date">
            <text:p>01/0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09" calcext:value-type="date">
            <text:p>01/09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10" calcext:value-type="date">
            <text:p>01/10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11" calcext:value-type="date">
            <text:p>01/1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12" calcext:value-type="date">
            <text:p>01/1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13" calcext:value-type="date">
            <text:p>01/1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14" calcext:value-type="date">
            <text:p>01/1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15" calcext:value-type="date">
            <text:p>01/15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16" calcext:value-type="date">
            <text:p>01/16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17" calcext:value-type="date">
            <text:p>01/17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18" calcext:value-type="date">
            <text:p>01/1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19" calcext:value-type="date">
            <text:p>01/19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0" calcext:value-type="date">
            <text:p>01/20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1" calcext:value-type="date">
            <text:p>01/2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2" calcext:value-type="date">
            <text:p>01/2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3" calcext:value-type="date">
            <text:p>01/2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4" calcext:value-type="date">
            <text:p>01/2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5" calcext:value-type="date">
            <text:p>01/25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6" calcext:value-type="date">
            <text:p>01/26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7" calcext:value-type="date">
            <text:p>01/27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8" calcext:value-type="date">
            <text:p>01/2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9" calcext:value-type="date">
            <text:p>01/29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30" calcext:value-type="date">
            <text:p>01/30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31" calcext:value-type="date">
            <text:p>01/3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1" calcext:value-type="date">
            <text:p>02/0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2" calcext:value-type="date">
            <text:p>02/0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3" calcext:value-type="date">
            <text:p>02/0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4" calcext:value-type="date">
            <text:p>02/0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5" calcext:value-type="date">
            <text:p>02/05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6" calcext:value-type="date">
            <text:p>02/06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7" calcext:value-type="date">
            <text:p>02/07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8" calcext:value-type="date">
            <text:p>02/0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9" calcext:value-type="date">
            <text:p>02/09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0" calcext:value-type="date">
            <text:p>02/10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1" calcext:value-type="date">
            <text:p>02/1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2" calcext:value-type="date">
            <text:p>02/1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3" calcext:value-type="date">
            <text:p>02/1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4" calcext:value-type="date">
            <text:p>02/1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5" calcext:value-type="date">
            <text:p>02/15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6" calcext:value-type="date">
            <text:p>02/16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7" calcext:value-type="date">
            <text:p>02/17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8" calcext:value-type="date">
            <text:p>02/1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9" calcext:value-type="date">
            <text:p>02/19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0" calcext:value-type="date">
            <text:p>02/20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1" calcext:value-type="date">
            <text:p>02/2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2" calcext:value-type="date">
            <text:p>02/2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3" calcext:value-type="date">
            <text:p>02/2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4" calcext:value-type="date">
            <text:p>02/2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5" calcext:value-type="date">
            <text:p>02/25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6" calcext:value-type="date">
            <text:p>02/26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7" calcext:value-type="date">
            <text:p>02/27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8" calcext:value-type="date">
            <text:p>02/2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9" calcext:value-type="date">
            <text:p>02/29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1" calcext:value-type="date">
            <text:p>03/0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2" calcext:value-type="date">
            <text:p>03/1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3" calcext:value-type="date">
            <text:p>03/1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4" calcext:value-type="date">
            <text:p>03/1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5" calcext:value-type="date">
            <text:p>03/15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6" calcext:value-type="date">
            <text:p>03/16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7" calcext:value-type="date">
            <text:p>03/17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8" calcext:value-type="date">
            <text:p>03/1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9" calcext:value-type="date">
            <text:p>03/19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0" calcext:value-type="date">
            <text:p>03/20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1" calcext:value-type="date">
            <text:p>03/2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2" calcext:value-type="date">
            <text:p>03/2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3" calcext:value-type="date">
            <text:p>03/2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4" calcext:value-type="date">
            <text:p>03/2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5" calcext:value-type="date">
            <text:p>03/25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6" calcext:value-type="date">
            <text:p>03/26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7" calcext:value-type="date">
            <text:p>03/27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28" calcext:value-type="date">
            <text:p>03/2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9" calcext:value-type="date">
            <text:p>03/29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30" calcext:value-type="date">
            <text:p>03/30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31" calcext:value-type="date">
            <text:p>03/3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1" calcext:value-type="date">
            <text:p>04/01/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4-02" calcext:value-type="date">
            <text:p>04/02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4-03" calcext:value-type="date">
            <text:p>04/0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4" calcext:value-type="date">
            <text:p>04/04/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4-05" calcext:value-type="date">
            <text:p>04/05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4-06" calcext:value-type="date">
            <text:p>04/06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4-07" calcext:value-type="date">
            <text:p>04/07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4-08" calcext:value-type="date">
            <text:p>04/08/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4-09" calcext:value-type="date">
            <text:p>04/09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4-10" calcext:value-type="date">
            <text:p>04/10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4-11" calcext:value-type="date">
            <text:p>04/1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2" calcext:value-type="date">
            <text:p>04/1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3" calcext:value-type="date">
            <text:p>04/13/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4" calcext:value-type="date">
            <text:p>04/14/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4-15" calcext:value-type="date">
            <text:p>04/15/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4-16" calcext:value-type="date">
            <text:p>04/16/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4-17" calcext:value-type="date">
            <text:p>04/17/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4-18" calcext:value-type="date">
            <text:p>04/1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9" calcext:value-type="date">
            <text:p>04/19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0" calcext:value-type="date">
            <text:p>04/20/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1" calcext:value-type="date">
            <text:p>04/2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2" calcext:value-type="date">
            <text:p>04/22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4-23" calcext:value-type="date">
            <text:p>04/23/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4-24" calcext:value-type="date">
            <text:p>04/24/20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4-25" calcext:value-type="date">
            <text:p>04/25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4-26" calcext:value-type="date">
            <text:p>04/26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7" calcext:value-type="date">
            <text:p>04/27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8" calcext:value-type="date">
            <text:p>04/28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4-29" calcext:value-type="date">
            <text:p>04/29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4-30" calcext:value-type="date">
            <text:p>04/30/20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5-01" calcext:value-type="date">
            <text:p>05/01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5-02" calcext:value-type="date">
            <text:p>05/0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3" calcext:value-type="date">
            <text:p>05/0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4" calcext:value-type="date">
            <text:p>05/0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5" calcext:value-type="date">
            <text:p>05/05/20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5-06" calcext:value-type="date">
            <text:p>05/06/20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5-07" calcext:value-type="date">
            <text:p>05/07/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5-08" calcext:value-type="date">
            <text:p>05/0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9" calcext:value-type="date">
            <text:p>05/09/20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5-10" calcext:value-type="date">
            <text:p>05/10/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5-11" calcext:value-type="date">
            <text:p>05/11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5-12" calcext:value-type="date">
            <text:p>05/1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3" calcext:value-type="date">
            <text:p>05/13/20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5-14" calcext:value-type="date">
            <text:p>05/14/20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5-15" calcext:value-type="date">
            <text:p>05/15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6" calcext:value-type="date">
            <text:p>05/16/20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5-17" calcext:value-type="date">
            <text:p>05/17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8" calcext:value-type="date">
            <text:p>05/18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5-19" calcext:value-type="date">
            <text:p>05/19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5-20" calcext:value-type="date">
            <text:p>05/20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5-21" calcext:value-type="date">
            <text:p>05/21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5-22" calcext:value-type="date">
            <text:p>05/22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5-23" calcext:value-type="date">
            <text:p>05/23/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5-24" calcext:value-type="date">
            <text:p>05/24/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5-25" calcext:value-type="date">
            <text:p>05/25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5-26" calcext:value-type="date">
            <text:p>05/26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5-27" calcext:value-type="date">
            <text:p>05/27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5-28" calcext:value-type="date">
            <text:p>05/28/20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5-29" calcext:value-type="date">
            <text:p>05/29/20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5-30" calcext:value-type="date">
            <text:p>05/30/20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5-31" calcext:value-type="date">
            <text:p>05/31/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6-01" calcext:value-type="date">
            <text:p>06/01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6-02" calcext:value-type="date">
            <text:p>06/02/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6-03" calcext:value-type="date">
            <text:p>06/03/20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6-04" calcext:value-type="date">
            <text:p>06/04/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6-05" calcext:value-type="date">
            <text:p>06/05/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6-06" calcext:value-type="date">
            <text:p>06/06/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6-07" calcext:value-type="date">
            <text:p>06/07/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6-08" calcext:value-type="date">
            <text:p>06/0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9" calcext:value-type="date">
            <text:p>06/09/20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6-10" calcext:value-type="date">
            <text:p>06/10/20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6-11" calcext:value-type="date">
            <text:p>06/11/20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2" calcext:value-type="date">
            <text:p>06/12/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6-13" calcext:value-type="date">
            <text:p>06/13/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6-14" calcext:value-type="date">
            <text:p>06/14/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6-15" calcext:value-type="date">
            <text:p>06/15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6" calcext:value-type="date">
            <text:p>06/16/20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6-17" calcext:value-type="date">
            <text:p>06/17/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6-18" calcext:value-type="date">
            <text:p>06/18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6-19" calcext:value-type="date">
            <text:p>06/19/20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0" calcext:value-type="date">
            <text:p>06/20/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6-21" calcext:value-type="date">
            <text:p>06/21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6-22" calcext:value-type="date">
            <text:p>06/2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3" calcext:value-type="date">
            <text:p>06/23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6-24" calcext:value-type="date">
            <text:p>06/24/20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6-25" calcext:value-type="date">
            <text:p>06/25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6-26" calcext:value-type="date">
            <text:p>06/26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6-27" calcext:value-type="date">
            <text:p>06/27/20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6-28" calcext:value-type="date">
            <text:p>06/28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6-29" calcext:value-type="date">
            <text:p>06/29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30" calcext:value-type="date">
            <text:p>06/30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01" calcext:value-type="date">
            <text:p>07/01/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7-02" calcext:value-type="date">
            <text:p>07/02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7-03" calcext:value-type="date">
            <text:p>07/03/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7-04" calcext:value-type="date">
            <text:p>07/04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7-05" calcext:value-type="date">
            <text:p>07/05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06" calcext:value-type="date">
            <text:p>07/06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7" calcext:value-type="date">
            <text:p>07/07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08" calcext:value-type="date">
            <text:p>07/08/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7-09" calcext:value-type="date">
            <text:p>07/09/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7-10" calcext:value-type="date">
            <text:p>07/10/20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7-11" calcext:value-type="date">
            <text:p>07/1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2" calcext:value-type="date">
            <text:p>07/12/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7-13" calcext:value-type="date">
            <text:p>07/1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4" calcext:value-type="date">
            <text:p>07/1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5" calcext:value-type="date">
            <text:p>07/15/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7-16" calcext:value-type="date">
            <text:p>07/16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7-17" calcext:value-type="date">
            <text:p>07/17/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7-18" calcext:value-type="date">
            <text:p>07/18/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7-19" calcext:value-type="date">
            <text:p>07/19/20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7-20" calcext:value-type="date">
            <text:p>07/20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1" calcext:value-type="date">
            <text:p>07/21/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7-22" calcext:value-type="date">
            <text:p>07/22/20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7-23" calcext:value-type="date">
            <text:p>07/23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24" calcext:value-type="date">
            <text:p>07/24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7-25" calcext:value-type="date">
            <text:p>07/25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6" calcext:value-type="date">
            <text:p>07/26/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7-27" calcext:value-type="date">
            <text:p>07/27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7-28" calcext:value-type="date">
            <text:p>07/28/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7-29" calcext:value-type="date">
            <text:p>07/29/20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7-30" calcext:value-type="date">
            <text:p>07/30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31" calcext:value-type="date">
            <text:p>07/31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8-01" calcext:value-type="date">
            <text:p>08/01/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8-02" calcext:value-type="date">
            <text:p>08/02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03" calcext:value-type="date">
            <text:p>08/03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04" calcext:value-type="date">
            <text:p>08/04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05" calcext:value-type="date">
            <text:p>08/05/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8-06" calcext:value-type="date">
            <text:p>08/06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07" calcext:value-type="date">
            <text:p>08/07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8" calcext:value-type="date">
            <text:p>08/08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8-09" calcext:value-type="date">
            <text:p>08/09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8-10" calcext:value-type="date">
            <text:p>08/10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11" calcext:value-type="date">
            <text:p>08/1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2" calcext:value-type="date">
            <text:p>08/12/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8-13" calcext:value-type="date">
            <text:p>08/13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14" calcext:value-type="date">
            <text:p>08/1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5" calcext:value-type="date">
            <text:p>08/15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6" calcext:value-type="date">
            <text:p>08/16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8-17" calcext:value-type="date">
            <text:p>08/17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8" calcext:value-type="date">
            <text:p>08/18/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8-19" calcext:value-type="date">
            <text:p>08/19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0" calcext:value-type="date">
            <text:p>08/20/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8-21" calcext:value-type="date">
            <text:p>08/21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8-22" calcext:value-type="date">
            <text:p>08/22/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8-23" calcext:value-type="date">
            <text:p>08/2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4" calcext:value-type="date">
            <text:p>08/24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25" calcext:value-type="date">
            <text:p>08/25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6" calcext:value-type="date">
            <text:p>08/26/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8-27" calcext:value-type="date">
            <text:p>08/27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28" calcext:value-type="date">
            <text:p>08/28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29" calcext:value-type="date">
            <text:p>08/29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30" calcext:value-type="date">
            <text:p>08/30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31" calcext:value-type="date">
            <text:p>08/31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1" calcext:value-type="date">
            <text:p>09/0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2" calcext:value-type="date">
            <text:p>09/02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3" calcext:value-type="date">
            <text:p>09/0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4" calcext:value-type="date">
            <text:p>09/04/20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9-05" calcext:value-type="date">
            <text:p>09/05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06" calcext:value-type="date">
            <text:p>09/06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7" calcext:value-type="date">
            <text:p>09/07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8" calcext:value-type="date">
            <text:p>09/08/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09" calcext:value-type="date">
            <text:p>09/09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0" calcext:value-type="date">
            <text:p>09/10/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9-11" calcext:value-type="date">
            <text:p>09/1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2" calcext:value-type="date">
            <text:p>09/1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3" calcext:value-type="date">
            <text:p>09/13/20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9-14" calcext:value-type="date">
            <text:p>09/1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5" calcext:value-type="date">
            <text:p>09/15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6" calcext:value-type="date">
            <text:p>09/16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17" calcext:value-type="date">
            <text:p>09/17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8" calcext:value-type="date">
            <text:p>09/18/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19" calcext:value-type="date">
            <text:p>09/19/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20" calcext:value-type="date">
            <text:p>09/20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1" calcext:value-type="date">
            <text:p>09/2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2" calcext:value-type="date">
            <text:p>09/2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3" calcext:value-type="date">
            <text:p>09/23/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9-24" calcext:value-type="date">
            <text:p>09/2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5" calcext:value-type="date">
            <text:p>09/25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26" calcext:value-type="date">
            <text:p>09/26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7" calcext:value-type="date">
            <text:p>09/27/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9-28" calcext:value-type="date">
            <text:p>09/2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9" calcext:value-type="date">
            <text:p>09/29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30" calcext:value-type="date">
            <text:p>09/30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1" calcext:value-type="date">
            <text:p>10/0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2" calcext:value-type="date">
            <text:p>10/02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0-03" calcext:value-type="date">
            <text:p>10/0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4" calcext:value-type="date">
            <text:p>10/04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5" calcext:value-type="date">
            <text:p>10/05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6" calcext:value-type="date">
            <text:p>10/06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7" calcext:value-type="date">
            <text:p>10/07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0-08" calcext:value-type="date">
            <text:p>10/08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9" calcext:value-type="date">
            <text:p>10/09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10" calcext:value-type="date">
            <text:p>10/10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11" calcext:value-type="date">
            <text:p>10/1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2" calcext:value-type="date">
            <text:p>10/12/20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0-13" calcext:value-type="date">
            <text:p>10/1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4" calcext:value-type="date">
            <text:p>10/1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5" calcext:value-type="date">
            <text:p>10/15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6" calcext:value-type="date">
            <text:p>10/16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7" calcext:value-type="date">
            <text:p>10/17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8" calcext:value-type="date">
            <text:p>10/18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0-19" calcext:value-type="date">
            <text:p>10/19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0" calcext:value-type="date">
            <text:p>10/20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1" calcext:value-type="date">
            <text:p>10/2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2" calcext:value-type="date">
            <text:p>10/2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3" calcext:value-type="date">
            <text:p>10/2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4" calcext:value-type="date">
            <text:p>10/2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5" calcext:value-type="date">
            <text:p>10/25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6" calcext:value-type="date">
            <text:p>10/26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7" calcext:value-type="date">
            <text:p>10/27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8" calcext:value-type="date">
            <text:p>10/2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9" calcext:value-type="date">
            <text:p>10/29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30" calcext:value-type="date">
            <text:p>10/30/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0-31" calcext:value-type="date">
            <text:p>10/31/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01" calcext:value-type="date">
            <text:p>11/0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2" calcext:value-type="date">
            <text:p>11/02/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03" calcext:value-type="date">
            <text:p>11/03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04" calcext:value-type="date">
            <text:p>11/0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5" calcext:value-type="date">
            <text:p>11/05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06" calcext:value-type="date">
            <text:p>11/06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7" calcext:value-type="date">
            <text:p>11/07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8" calcext:value-type="date">
            <text:p>11/08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09" calcext:value-type="date">
            <text:p>11/09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0" calcext:value-type="date">
            <text:p>11/10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1" calcext:value-type="date">
            <text:p>11/11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2" calcext:value-type="date">
            <text:p>11/1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13" calcext:value-type="date">
            <text:p>11/13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14" calcext:value-type="date">
            <text:p>11/1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15" calcext:value-type="date">
            <text:p>11/15/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16" calcext:value-type="date">
            <text:p>11/16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7" calcext:value-type="date">
            <text:p>11/17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18" calcext:value-type="date">
            <text:p>11/18/20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11-19" calcext:value-type="date">
            <text:p>11/19/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1-20" calcext:value-type="date">
            <text:p>11/20/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1-21" calcext:value-type="date">
            <text:p>11/21/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22" calcext:value-type="date">
            <text:p>11/22/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1-23" calcext:value-type="date">
            <text:p>11/2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24" calcext:value-type="date">
            <text:p>11/24/20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1-25" calcext:value-type="date">
            <text:p>11/25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26" calcext:value-type="date">
            <text:p>11/26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27" calcext:value-type="date">
            <text:p>11/27/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28" calcext:value-type="date">
            <text:p>11/2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29" calcext:value-type="date">
            <text:p>11/29/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1-30" calcext:value-type="date">
            <text:p>11/30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01" calcext:value-type="date">
            <text:p>12/01/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2-02" calcext:value-type="date">
            <text:p>12/02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2-03" calcext:value-type="date">
            <text:p>12/03/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04" calcext:value-type="date">
            <text:p>12/04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2-05" calcext:value-type="date">
            <text:p>12/05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2-06" calcext:value-type="date">
            <text:p>12/06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07" calcext:value-type="date">
            <text:p>12/07/20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12-08" calcext:value-type="date">
            <text:p>12/08/20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09" calcext:value-type="date">
            <text:p>12/09/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10" calcext:value-type="date">
            <text:p>12/10/20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11" calcext:value-type="date">
            <text:p>12/11/20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12" calcext:value-type="date">
            <text:p>12/12/20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13" calcext:value-type="date">
            <text:p>12/13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2-14" calcext:value-type="date">
            <text:p>12/14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2-15" calcext:value-type="date">
            <text:p>12/15/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16" calcext:value-type="date">
            <text:p>12/16/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17" calcext:value-type="date">
            <text:p>12/17/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2-18" calcext:value-type="date">
            <text:p>12/18/2020</text:p>
          </table:table-cell>
          <table:table-cell/>
        </table:table-row>
        <table:table-row table:style-name="ro1">
          <table:table-cell office:value-type="date" office:date-value="2020-12-19" calcext:value-type="date">
            <text:p>12/19/2020</text:p>
          </table:table-cell>
          <table:table-cell/>
        </table:table-row>
        <table:table-row table:style-name="ro1">
          <table:table-cell office:value-type="date" office:date-value="2020-12-20" calcext:value-type="date">
            <text:p>12/20/2020</text:p>
          </table:table-cell>
          <table:table-cell/>
        </table:table-row>
        <table:table-row table:style-name="ro1">
          <table:table-cell office:value-type="date" office:date-value="2020-12-21" calcext:value-type="date">
            <text:p>12/21/2020</text:p>
          </table:table-cell>
          <table:table-cell/>
        </table:table-row>
        <table:table-row table:style-name="ro1">
          <table:table-cell office:value-type="date" office:date-value="2020-12-22" calcext:value-type="date">
            <text:p>12/22/2020</text:p>
          </table:table-cell>
          <table:table-cell/>
        </table:table-row>
        <table:table-row table:style-name="ro1">
          <table:table-cell office:value-type="date" office:date-value="2020-12-23" calcext:value-type="date">
            <text:p>12/23/2020</text:p>
          </table:table-cell>
          <table:table-cell/>
        </table:table-row>
        <table:table-row table:style-name="ro1">
          <table:table-cell office:value-type="date" office:date-value="2020-12-24" calcext:value-type="date">
            <text:p>12/24/2020</text:p>
          </table:table-cell>
          <table:table-cell/>
        </table:table-row>
        <table:table-row table:style-name="ro1">
          <table:table-cell office:value-type="date" office:date-value="2020-12-25" calcext:value-type="date">
            <text:p>12/25/2020</text:p>
          </table:table-cell>
          <table:table-cell/>
        </table:table-row>
        <table:table-row table:style-name="ro1">
          <table:table-cell office:value-type="date" office:date-value="2020-12-26" calcext:value-type="date">
            <text:p>12/26/2020</text:p>
          </table:table-cell>
          <table:table-cell/>
        </table:table-row>
        <table:table-row table:style-name="ro1">
          <table:table-cell office:value-type="date" office:date-value="2020-12-27" calcext:value-type="date">
            <text:p>12/27/2020</text:p>
          </table:table-cell>
          <table:table-cell/>
        </table:table-row>
        <table:table-row table:style-name="ro1">
          <table:table-cell office:value-type="date" office:date-value="2020-12-28" calcext:value-type="date">
            <text:p>12/28/2020</text:p>
          </table:table-cell>
          <table:table-cell/>
        </table:table-row>
        <table:table-row table:style-name="ro1">
          <table:table-cell office:value-type="date" office:date-value="2020-12-29" calcext:value-type="date">
            <text:p>12/29/2020</text:p>
          </table:table-cell>
          <table:table-cell/>
        </table:table-row>
        <table:table-row table:style-name="ro1">
          <table:table-cell office:value-type="date" office:date-value="2020-12-30" calcext:value-type="date">
            <text:p>12/30/2020</text:p>
          </table:table-cell>
          <table:table-cell/>
        </table:table-row>
        <table:table-row table:style-name="ro1">
          <table:table-cell office:value-type="date" office:date-value="2020-12-31" calcext:value-type="date">
            <text:p>12/31/2020</text:p>
          </table:table-cell>
          <table:table-cell/>
        </table:table-row>
        <table:table-row table:style-name="ro1" table:number-rows-repeated="104820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8T13:55:14.791993219</dc:date>
    <meta:editing-duration>PT5M51S</meta:editing-duration>
    <meta:editing-cycles>1</meta:editing-cycles>
    <meta:document-statistic meta:table-count="1" meta:cell-count="718" meta:object-count="0"/>
    <meta:generator>LibreOffice/6.0.7.3$Linux_X86_64 LibreOffice_project/00m0$Build-3</meta:generator>
  </office:meta>
</office:document-meta>
</file>